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1f3ea" officeooo:paragraph-rsid="0001f3ea" style:font-size-asian="15.75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êpes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9T10:01:03.905938000</meta:creation-date>
    <dc:date>2025-05-29T10:01:14.359352900</dc:date>
    <meta:editing-duration>PT10S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  <meta:generator>LibreOffice/25.2.2.2$Windows_X86_64 LibreOffice_project/7370d4be9e3cf6031a51beef54ff3bda878e3fac</meta:generator>
  </office:meta>
</office:document-meta>
</file>